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c1e" officeooo:paragraph-rsid="000dbc1e"/>
    </style:style>
    <style:style style:name="P2" style:family="paragraph" style:parent-style-name="Standard">
      <style:text-properties officeooo:rsid="000dbc1e" officeooo:paragraph-rsid="0010bc64"/>
    </style:style>
    <style:style style:name="T1" style:family="text">
      <style:text-properties style:text-position="super 58%"/>
    </style:style>
    <style:style style:name="T2" style:family="text">
      <style:text-properties officeooo:rsid="0010b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<text:span text:style-name="T2">Asymmetry and the Geometry of Reason</text:span></text:p>
      <text:p text:style-name="P1"/>
      <text:p text:style-name="P1">Author: Stefan Lukits</text:p>
      <text:p text:style-name="P1"/>
      <text:p text:style-name="P1">Affiliation: University of British Columbia</text:p>
      <text:p text:style-name="P1"/>
      <text:p text:style-name="P1">Contact:</text:p>
      <text:p text:style-name="P1"/>
      <text:p text:style-name="P1">20 22<text:span text:style-name="T1">nd</text:span> Avenue East</text:p>
      <text:p text:style-name="P1">Vancouver BC <text:s/>V5V 1T4</text:p>
      <text:p text:style-name="P1">Canada</text:p>
      <text:p text:style-name="P1"/>
      <text:p text:style-name="P1">604-321-3440</text:p>
      <text:p text:style-name="P1">sediomyle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56:11.237459207</meta:creation-date>
    <meta:generator>LibreOffice/5.1.3.2$Linux_X86_64 LibreOffice_project/10m0$Build-2</meta:generator>
    <dc:date>2016-08-30T11:49:50.887499443</dc:date>
    <meta:editing-duration>PT3M5S</meta:editing-duration>
    <meta:editing-cycles>2</meta:editing-cycles>
    <meta:document-statistic meta:table-count="0" meta:image-count="0" meta:object-count="0" meta:page-count="1" meta:paragraph-count="9" meta:word-count="27" meta:character-count="192" meta:non-whitespace-character-count="173"/>
  </office:meta>
</office:document-meta>
</file>